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8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pv8hyluJ8zkR8nzRqlRNm5BXMWgp523zzjvK <text:s text:c="3"/><text:span text:style-name="T1">token github marcel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2:29:12.302789978</meta:creation-date>
    <dc:date>2022-09-25T22:31:29.490739362</dc:date>
    <meta:editing-duration>PT2M17S</meta:editing-duration>
    <meta:editing-cycles>1</meta:editing-cycles>
    <meta:document-statistic meta:table-count="0" meta:image-count="0" meta:object-count="0" meta:page-count="1" meta:paragraph-count="1" meta:word-count="4" meta:character-count="64" meta:non-whitespace-character-count="58"/>
    <meta:generator>LibreOffice/7.3.6.2$Linux_X86_64 LibreOffice_project/30$Build-2</meta:generator>
  </office:meta>
</office:document-meta>
</file>